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8bac" officeooo:paragraph-rsid="000d8bac"/>
    </style:style>
    <style:style style:name="P2" style:family="paragraph" style:parent-style-name="Standard">
      <style:text-properties officeooo:rsid="0016a277" officeooo:paragraph-rsid="0016a277"/>
    </style:style>
    <style:style style:name="P3" style:family="paragraph" style:parent-style-name="Standard">
      <style:text-properties officeooo:rsid="0016a277" officeooo:paragraph-rsid="00322af7"/>
    </style:style>
    <style:style style:name="P4" style:family="paragraph" style:parent-style-name="Standard">
      <style:text-properties officeooo:rsid="000f9399" officeooo:paragraph-rsid="0016a277"/>
    </style:style>
    <style:style style:name="P5" style:family="paragraph" style:parent-style-name="Standard">
      <style:text-properties officeooo:rsid="000f9399" officeooo:paragraph-rsid="00322af7"/>
    </style:style>
    <style:style style:name="P6" style:family="paragraph" style:parent-style-name="Standard">
      <style:text-properties officeooo:paragraph-rsid="0016a277"/>
    </style:style>
    <style:style style:name="P7" style:family="paragraph" style:parent-style-name="Standard">
      <style:text-properties officeooo:rsid="0012588a" officeooo:paragraph-rsid="003c6cc2"/>
    </style:style>
    <style:style style:name="P8" style:family="paragraph" style:parent-style-name="Standard">
      <style:text-properties officeooo:rsid="0012588a" officeooo:paragraph-rsid="003f6181"/>
    </style:style>
    <style:style style:name="P9" style:family="paragraph" style:parent-style-name="Standard">
      <style:text-properties officeooo:rsid="0012588a" officeooo:paragraph-rsid="00412cba"/>
    </style:style>
    <style:style style:name="P10" style:family="paragraph" style:parent-style-name="Standard">
      <style:text-properties officeooo:rsid="0020f63a" officeooo:paragraph-rsid="003c6cc2"/>
    </style:style>
    <style:style style:name="P11" style:family="paragraph" style:parent-style-name="Standard">
      <style:text-properties officeooo:rsid="0020f63a" officeooo:paragraph-rsid="003f6181"/>
    </style:style>
    <style:style style:name="P12" style:family="paragraph" style:parent-style-name="Standard">
      <style:text-properties officeooo:rsid="0020f63a" officeooo:paragraph-rsid="00412cba"/>
    </style:style>
    <style:style style:name="P13" style:family="paragraph" style:parent-style-name="Standard">
      <style:text-properties officeooo:paragraph-rsid="00322af7"/>
    </style:style>
    <style:style style:name="P14" style:family="paragraph" style:parent-style-name="Standard">
      <style:text-properties officeooo:rsid="00356111" officeooo:paragraph-rsid="003c6cc2"/>
    </style:style>
    <style:style style:name="P15" style:family="paragraph" style:parent-style-name="Standard">
      <style:text-properties officeooo:rsid="00356111" officeooo:paragraph-rsid="003f6181"/>
    </style:style>
    <style:style style:name="P16" style:family="paragraph" style:parent-style-name="Standard">
      <style:text-properties officeooo:rsid="00356111" officeooo:paragraph-rsid="003f6773"/>
    </style:style>
    <style:style style:name="P17" style:family="paragraph" style:parent-style-name="Standard">
      <style:text-properties officeooo:rsid="00362501" officeooo:paragraph-rsid="003c6cc2"/>
    </style:style>
    <style:style style:name="P18" style:family="paragraph" style:parent-style-name="Standard">
      <style:text-properties officeooo:rsid="00362501" officeooo:paragraph-rsid="003f6181"/>
    </style:style>
    <style:style style:name="P19" style:family="paragraph" style:parent-style-name="Standard">
      <style:text-properties officeooo:rsid="00362501" officeooo:paragraph-rsid="00412cba"/>
    </style:style>
    <style:style style:name="P20" style:family="paragraph" style:parent-style-name="Standard">
      <style:text-properties officeooo:rsid="0038211c" officeooo:paragraph-rsid="003c6cc2"/>
    </style:style>
    <style:style style:name="P21" style:family="paragraph" style:parent-style-name="Standard">
      <style:text-properties officeooo:rsid="0038211c" officeooo:paragraph-rsid="003f6181"/>
    </style:style>
    <style:style style:name="P22" style:family="paragraph" style:parent-style-name="Standard">
      <style:text-properties officeooo:rsid="0038211c" officeooo:paragraph-rsid="00412cba"/>
    </style:style>
    <style:style style:name="P23" style:family="paragraph" style:parent-style-name="Standard">
      <style:text-properties officeooo:rsid="0038a235" officeooo:paragraph-rsid="003d87db"/>
    </style:style>
    <style:style style:name="P24" style:family="paragraph" style:parent-style-name="Standard">
      <style:text-properties officeooo:rsid="0038a235" officeooo:paragraph-rsid="003f6181"/>
    </style:style>
    <style:style style:name="P25" style:family="paragraph" style:parent-style-name="Standard">
      <style:text-properties officeooo:rsid="0038a235" officeooo:paragraph-rsid="00412cba"/>
    </style:style>
    <style:style style:name="P26" style:family="paragraph" style:parent-style-name="Standard">
      <style:text-properties officeooo:rsid="003c6cc2" officeooo:paragraph-rsid="003c6cc2"/>
    </style:style>
    <style:style style:name="P27" style:family="paragraph" style:parent-style-name="Standard">
      <style:text-properties officeooo:rsid="003c6cc2" officeooo:paragraph-rsid="003f6181"/>
    </style:style>
    <style:style style:name="P28" style:family="paragraph" style:parent-style-name="Standard">
      <style:text-properties officeooo:rsid="003d87db" officeooo:paragraph-rsid="003d87db"/>
    </style:style>
    <style:style style:name="P29" style:family="paragraph" style:parent-style-name="Standard">
      <style:text-properties officeooo:rsid="003d87db" officeooo:paragraph-rsid="003f6181"/>
    </style:style>
    <style:style style:name="P30" style:family="paragraph" style:parent-style-name="Standard">
      <style:text-properties officeooo:rsid="003d87db" officeooo:paragraph-rsid="00412cba"/>
    </style:style>
    <style:style style:name="P31" style:family="paragraph" style:parent-style-name="Heading_20_3">
      <style:text-properties officeooo:paragraph-rsid="0016a277"/>
    </style:style>
    <style:style style:name="P32" style:family="paragraph" style:parent-style-name="Heading_20_3">
      <style:text-properties officeooo:paragraph-rsid="00322af7"/>
    </style:style>
    <style:style style:name="P33" style:family="paragraph" style:parent-style-name="Heading_20_2">
      <style:text-properties officeooo:paragraph-rsid="0016a277"/>
    </style:style>
    <style:style style:name="P34" style:family="paragraph" style:parent-style-name="Heading_20_2">
      <style:text-properties officeooo:paragraph-rsid="00322af7"/>
    </style:style>
    <style:style style:name="P35" style:family="paragraph" style:parent-style-name="Heading_20_1">
      <style:text-properties officeooo:paragraph-rsid="0049d736"/>
    </style:style>
    <style:style style:name="P36" style:family="paragraph" style:parent-style-name="Heading_20_2">
      <style:text-properties officeooo:paragraph-rsid="0049d736"/>
    </style:style>
    <style:style style:name="P37" style:family="paragraph" style:parent-style-name="Standard">
      <style:text-properties officeooo:rsid="003c6cc2" officeooo:paragraph-rsid="003c6cc2"/>
    </style:style>
    <style:style style:name="P38" style:family="paragraph" style:parent-style-name="Standard">
      <style:text-properties officeooo:rsid="003c6cc2" officeooo:paragraph-rsid="003f6181"/>
    </style:style>
    <style:style style:name="P39" style:family="paragraph" style:parent-style-name="Standard">
      <style:text-properties officeooo:rsid="000d8bac" officeooo:paragraph-rsid="0049d736"/>
    </style:style>
    <style:style style:name="P40" style:family="paragraph" style:parent-style-name="Standard">
      <style:text-properties officeooo:rsid="001af694" officeooo:paragraph-rsid="0049d736"/>
    </style:style>
    <style:style style:name="P41" style:family="paragraph" style:parent-style-name="Standard">
      <style:text-properties officeooo:rsid="00183ef9" officeooo:paragraph-rsid="0049d736"/>
    </style:style>
    <style:style style:name="P42" style:family="paragraph" style:parent-style-name="Standard">
      <style:text-properties officeooo:rsid="001a1446" officeooo:paragraph-rsid="0049d736"/>
    </style:style>
    <style:style style:name="P43" style:family="paragraph" style:parent-style-name="Standard">
      <style:text-properties officeooo:rsid="000f9399" officeooo:paragraph-rsid="0049d736"/>
    </style:style>
    <style:style style:name="P44" style:family="paragraph" style:parent-style-name="Standard">
      <style:text-properties officeooo:rsid="001a9719" officeooo:paragraph-rsid="0049d736"/>
    </style:style>
    <style:style style:name="P45" style:family="paragraph" style:parent-style-name="Standard">
      <style:text-properties officeooo:rsid="000eb83f" officeooo:paragraph-rsid="0049d736"/>
    </style:style>
    <style:style style:name="P46" style:family="paragraph" style:parent-style-name="Standard">
      <style:text-properties officeooo:rsid="0010c758" officeooo:paragraph-rsid="0049d736"/>
    </style:style>
    <style:style style:name="P47" style:family="paragraph" style:parent-style-name="Standard">
      <style:text-properties officeooo:rsid="0012588a" officeooo:paragraph-rsid="0049d736"/>
    </style:style>
    <style:style style:name="P48" style:family="paragraph" style:parent-style-name="Standard">
      <style:text-properties officeooo:rsid="00128f7b" officeooo:paragraph-rsid="0049d736"/>
    </style:style>
    <style:style style:name="P49" style:family="paragraph" style:parent-style-name="Standard">
      <style:text-properties officeooo:rsid="00138340" officeooo:paragraph-rsid="0049d736"/>
    </style:style>
    <style:style style:name="P50" style:family="paragraph" style:parent-style-name="Standard">
      <style:text-properties officeooo:rsid="001ea502" officeooo:paragraph-rsid="0049d736"/>
    </style:style>
    <style:style style:name="P51" style:family="paragraph" style:parent-style-name="Standard">
      <style:text-properties officeooo:rsid="00204386" officeooo:paragraph-rsid="0049d736"/>
    </style:style>
    <style:style style:name="P52" style:family="paragraph" style:parent-style-name="Standard">
      <style:text-properties officeooo:rsid="0016a277" officeooo:paragraph-rsid="0049d736"/>
    </style:style>
    <style:style style:name="P53" style:family="paragraph" style:parent-style-name="Standard">
      <style:text-properties officeooo:rsid="0020f63a" officeooo:paragraph-rsid="0049d736"/>
    </style:style>
    <style:style style:name="P54" style:family="paragraph" style:parent-style-name="Standard">
      <style:text-properties officeooo:rsid="0022a983" officeooo:paragraph-rsid="0049d736"/>
    </style:style>
    <style:style style:name="P55" style:family="paragraph" style:parent-style-name="Standard">
      <style:text-properties officeooo:rsid="00237552" officeooo:paragraph-rsid="0049d736"/>
    </style:style>
    <style:style style:name="P56" style:family="paragraph" style:parent-style-name="Standard">
      <style:text-properties officeooo:rsid="002388a6" officeooo:paragraph-rsid="0049d736"/>
    </style:style>
    <style:style style:name="P57" style:family="paragraph" style:parent-style-name="Standard">
      <style:text-properties officeooo:rsid="00253059" officeooo:paragraph-rsid="0049d736"/>
    </style:style>
    <style:style style:name="P58" style:family="paragraph" style:parent-style-name="Standard">
      <style:text-properties officeooo:rsid="0027fadf" officeooo:paragraph-rsid="0049d736"/>
    </style:style>
    <style:style style:name="P59" style:family="paragraph" style:parent-style-name="Standard">
      <style:text-properties officeooo:rsid="0029b24c" officeooo:paragraph-rsid="0049d736"/>
    </style:style>
    <style:style style:name="P60" style:family="paragraph" style:parent-style-name="Standard">
      <style:text-properties officeooo:rsid="002b7eab" officeooo:paragraph-rsid="0049d736"/>
    </style:style>
    <style:style style:name="P61" style:family="paragraph" style:parent-style-name="Standard">
      <style:text-properties officeooo:rsid="002d3996" officeooo:paragraph-rsid="0049d736"/>
    </style:style>
    <style:style style:name="P62" style:family="paragraph" style:parent-style-name="Standard">
      <style:text-properties officeooo:rsid="002dbc29" officeooo:paragraph-rsid="0049d736"/>
    </style:style>
    <style:style style:name="P63" style:family="paragraph" style:parent-style-name="Standard">
      <style:text-properties officeooo:rsid="002f192f" officeooo:paragraph-rsid="0049d736"/>
    </style:style>
    <style:style style:name="P64" style:family="paragraph" style:parent-style-name="Standard">
      <style:text-properties officeooo:rsid="00356111" officeooo:paragraph-rsid="0049d736"/>
    </style:style>
    <style:style style:name="P65" style:family="paragraph" style:parent-style-name="Standard">
      <style:text-properties officeooo:rsid="00338d00" officeooo:paragraph-rsid="0049d736"/>
    </style:style>
    <style:style style:name="P66" style:family="paragraph" style:parent-style-name="Standard">
      <style:text-properties officeooo:rsid="00362501" officeooo:paragraph-rsid="0049d736"/>
    </style:style>
    <style:style style:name="P67" style:family="paragraph" style:parent-style-name="Standard">
      <style:text-properties officeooo:rsid="0038211c" officeooo:paragraph-rsid="0049d736"/>
    </style:style>
    <style:style style:name="P68" style:family="paragraph" style:parent-style-name="Standard">
      <style:text-properties officeooo:rsid="0038a235" officeooo:paragraph-rsid="0049d736"/>
    </style:style>
    <style:style style:name="P69" style:family="paragraph" style:parent-style-name="Standard">
      <style:text-properties officeooo:paragraph-rsid="0049d736"/>
    </style:style>
    <style:style style:name="P70" style:family="paragraph" style:parent-style-name="Heading_20_3">
      <style:text-properties officeooo:paragraph-rsid="0049d736"/>
    </style:style>
    <style:style style:name="T1" style:family="text">
      <style:text-properties style:font-name="SFMono-Regular" fo:font-size="9.75pt" loext:padding="0in" loext:border="none"/>
    </style:style>
    <style:style style:name="T2" style:family="text">
      <style:text-properties officeooo:rsid="001d1c0f"/>
    </style:style>
    <style:style style:name="T3" style:family="text">
      <style:text-properties officeooo:rsid="0030c027"/>
    </style:style>
    <style:style style:name="T4" style:family="text">
      <style:text-properties officeooo:rsid="00322af7"/>
    </style:style>
    <style:style style:name="T5" style:family="text">
      <style:text-properties officeooo:rsid="00328231"/>
    </style:style>
    <style:style style:name="T6" style:family="text">
      <style:text-properties officeooo:rsid="00362501"/>
    </style:style>
    <style:style style:name="T7" style:family="text">
      <style:text-properties officeooo:rsid="00138340"/>
    </style:style>
    <style:style style:name="T8" style:family="text">
      <style:text-properties officeooo:rsid="003c6cc2"/>
    </style:style>
    <style:style style:name="T9" style:family="text">
      <style:text-properties officeooo:rsid="003d87db"/>
    </style:style>
    <style:style style:name="T10" style:family="text">
      <style:text-properties officeooo:rsid="003f6181"/>
    </style:style>
    <style:style style:name="T11" style:family="text">
      <style:text-properties officeooo:rsid="003f6773"/>
    </style:style>
    <style:style style:name="T12" style:family="text">
      <style:text-properties officeooo:rsid="00412cba"/>
    </style:style>
    <style:style style:name="T13" style:family="text">
      <style:text-properties officeooo:rsid="0045958b"/>
    </style:style>
    <style:style style:name="T14" style:family="text">
      <style:text-properties officeooo:rsid="0047728c"/>
    </style:style>
    <style:style style:name="T15" style:family="text">
      <style:text-properties officeooo:rsid="0048d6b9"/>
    </style:style>
    <style:style style:name="T16" style:family="text">
      <style:text-properties officeooo:rsid="0015ba23"/>
    </style:style>
    <style:style style:name="T17" style:family="text">
      <style:text-properties officeooo:rsid="003b6623"/>
    </style:style>
    <style:style style:name="T18" style:family="text">
      <style:text-properties officeooo:rsid="001af694"/>
    </style:style>
    <style:style style:name="T19" style:family="text">
      <style:text-properties officeooo:rsid="001c730b"/>
    </style:style>
    <style:style style:name="T20" style:family="text">
      <style:text-properties officeooo:rsid="001a1446"/>
    </style:style>
    <style:style style:name="T21" style:family="text">
      <style:text-properties officeooo:rsid="001b39f8"/>
    </style:style>
    <style:style style:name="T22" style:family="text">
      <style:text-properties officeooo:rsid="0010c758"/>
    </style:style>
    <style:style style:name="T23" style:family="text">
      <style:text-properties officeooo:rsid="0020f63a"/>
    </style:style>
    <style:style style:name="T24" style:family="text">
      <style:text-properties officeooo:rsid="001e4fd4"/>
    </style:style>
    <style:style style:name="T25" style:family="text">
      <style:text-properties officeooo:rsid="00183ef9"/>
    </style:style>
    <style:style style:name="T26" style:family="text">
      <style:text-properties officeooo:rsid="001ea502"/>
    </style:style>
    <style:style style:name="T27" style:family="text">
      <style:text-properties officeooo:rsid="00204386"/>
    </style:style>
    <style:style style:name="T28" style:family="text">
      <style:text-properties officeooo:rsid="003cefd1"/>
    </style:style>
    <style:style style:name="T29" style:family="text">
      <style:text-properties officeooo:rsid="002388a6"/>
    </style:style>
    <style:style style:name="T30" style:family="text">
      <style:text-properties officeooo:rsid="00247a51"/>
    </style:style>
    <style:style style:name="T31" style:family="text">
      <style:text-properties officeooo:rsid="002623dc"/>
    </style:style>
    <style:style style:name="T32" style:family="text">
      <style:text-properties officeooo:rsid="0029b24c"/>
    </style:style>
    <style:style style:name="T33" style:family="text">
      <style:text-properties officeooo:rsid="0027fadf"/>
    </style:style>
    <style:style style:name="T34" style:family="text">
      <style:text-properties officeooo:rsid="003ee98c"/>
    </style:style>
    <style:style style:name="T35" style:family="text">
      <style:text-properties officeooo:rsid="002b7eab"/>
    </style:style>
    <style:style style:name="T36" style:family="text">
      <style:text-properties officeooo:rsid="00253059"/>
    </style:style>
    <style:style style:name="T37" style:family="text">
      <style:text-properties officeooo:rsid="002d3996"/>
    </style:style>
    <style:style style:name="T38" style:family="text">
      <style:text-properties officeooo:rsid="002d3f4c"/>
    </style:style>
    <style:style style:name="T39" style:family="text">
      <style:text-properties officeooo:rsid="002f192f"/>
    </style:style>
    <style:style style:name="T40" style:family="text">
      <style:text-properties officeooo:rsid="00338d00"/>
    </style:style>
    <style:style style:name="T41" style:family="text">
      <style:text-properties officeooo:rsid="00356111"/>
    </style:style>
    <style:style style:name="T42" style:family="text">
      <style:text-properties officeooo:rsid="0038a2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h text:style-name="P35" text:outline-level="1">Personna<text:span text:style-name="T16">g</text:span>e</text:h>
      <text:p text:style-name="P39">- Consommateur</text:p>
      <text:p text:style-name="P39">- Organisateur du G<text:span text:style-name="T17">rand </text:span>P<text:span text:style-name="T17">rix de Judo de la Ville d’Ath</text:span></text:p>
      <text:p text:style-name="P39">- Utilisateur</text:p>
      <text:p text:style-name="P39"/>
      <text:h text:style-name="P35" text:outline-level="1"><text:bookmark-start text:name="__RefHeading___Toc618_2625536031"/>User Stories<text:bookmark-end text:name="__RefHeading___Toc618_2625536031"/></text:h>
      <text:p text:style-name="P69"><text:span text:style-name="T18">Les besoins de l’organisateur du GP ainsi que des principaux utilisateurs ont été analysés en 2 temps. Tout d’abord lors du lancement de l’idée de créer une application de point de vente pour le Grand Prix de judo où les grandes fonctionnalités ont été décrites.</text:span></text:p>
      <text:p text:style-name="P40">C’est suite à cette première discussion qu’une des utilisatrices a dessiné les écrans tels qu’elle se les imaginait.</text:p>
      <text:p text:style-name="P40">Avec les 2 utilisateurs principaux, sur base de ces écrans et en s’imaginant le déroulement d’un grand prix, depuis la préparation jusqu’au débriefing, j’ai décrit les fonctionnalités dans le détail, sous forme de user stories.</text:p>
      <text:p text:style-name="P41"/>
      <text:h text:style-name="P36" text:outline-level="2"><text:bookmark-start text:name="__RefHeading___Toc620_2625536031"/>US1 - <text:span text:style-name="T19">Installation</text:span><text:bookmark-end text:name="__RefHeading___Toc620_2625536031"/></text:h>
      <text:p text:style-name="P41">En tant qu’utilisateur de l’application, <text:span text:style-name="T20">je dois pouvoir installer et lancer facilement l</text:span>’application <text:span text:style-name="T20">à partir de n’importe quel PC. </text:span></text:p>
      <text:p text:style-name="P41"/>
      <text:h text:style-name="P70" text:outline-level="3"><text:bookmark-start text:name="__RefHeading___Toc622_2625536031"/>Description<text:bookmark-end text:name="__RefHeading___Toc622_2625536031"/></text:h>
      <text:p text:style-name="P42">En préparation au grand prix du judo, <text:span text:style-name="T21">l’utilisateur</text:span> reçoi<text:span text:style-name="T21">t</text:span> un lien qui <text:span text:style-name="T21">lui</text:span> permet de télécharger un fichier exécutable sur <text:span text:style-name="T21">s</text:span>on PC.</text:p>
      <text:p text:style-name="P42">Par un double-clic <text:span text:style-name="T21">sur le fichier exécutable</text:span>, l’application s’ouvre et est totalement autonome.</text:p>
      <text:p text:style-name="P42">Le lieu où se déroule le grand prix de judo ne dispose pas d’un wifi stable, il faut donc pouvoir travailler en local tout au long de la journée.</text:p>
      <text:p text:style-name="P42"/>
      <text:p text:style-name="P42"><text:span text:style-name="T21">L’utilisateur</text:span> dispose d’un PC avec Windows 10 et d’un autre avec Linux <text:span text:style-name="T17">(Ubuntu 20,04)</text:span>.</text:p>
      <text:p text:style-name="P42"><text:span text:style-name="T21">Il </text:span>aimerai<text:span text:style-name="T21">t</text:span> que l’application puisse tourner indifféremment sur l’un ou l’autre de <text:span text:style-name="T21">s</text:span>es PC<text:span text:style-name="T21">s</text:span>.</text:p>
      <text:p text:style-name="P42"/>
      <text:p text:style-name="P42">L’idéal serait aussi que l’application puisse être mise sur une tablette.</text:p>
      <text:p text:style-name="P42"/>
      <text:h text:style-name="P70" text:outline-level="3"><text:bookmark-start text:name="__RefHeading___Toc624_2625536031"/>Pré-requis<text:bookmark-end text:name="__RefHeading___Toc624_2625536031"/></text:h>
      <text:p text:style-name="P43"/>
      <text:h text:style-name="P70" text:outline-level="3"><text:bookmark-start text:name="__RefHeading___Toc626_2625536031"/>Acceptation<text:bookmark-end text:name="__RefHeading___Toc626_2625536031"/></text:h>
      <text:p text:style-name="P44">Facilité d’installation sur <text:span text:style-name="T21">un</text:span> PC par un déchargement de fichier</text:p>
      <text:p text:style-name="P44">L’application tourne sans avoir besoin de wifi</text:p>
      <text:p text:style-name="P44">Les données sont sauvegardées en local sur le PC</text:p>
      <text:p text:style-name="P44"><text:soft-page-break/>L’application tourne sans problème sur le PC en Windows 10</text:p>
      <text:p text:style-name="P44">L’application tourne sans problème sur le PC avec Linux</text:p>
      <text:p text:style-name="P69"/>
      <text:h text:style-name="P70" text:outline-level="3"><text:bookmark-start text:name="__RefHeading___Toc628_2625536031"/>Tâches techniques<text:bookmark-end text:name="__RefHeading___Toc628_2625536031"/></text:h>
      <text:p text:style-name="P69"/>
      <text:h text:style-name="P36" text:outline-level="2"><text:bookmark-start text:name="__RefHeading___Toc630_2625536031"/>US2 - <text:span text:style-name="T19">Paramétrage</text:span><text:bookmark-end text:name="__RefHeading___Toc630_2625536031"/></text:h>
      <text:p text:style-name="P45">En tant qu’organisateur du Grand Prix de Judo d’Ath, je dois initialiser la liste des produits <text:span text:style-name="T22">afin de visualiser les produits disponibles à la vente</text:span>. </text:p>
      <text:p text:style-name="P45"/>
      <text:h text:style-name="P70" text:outline-level="3"><text:bookmark-start text:name="__RefHeading___Toc632_2625536031"/>Description<text:bookmark-end text:name="__RefHeading___Toc632_2625536031"/></text:h>
      <text:p text:style-name="P45"><text:span text:style-name="T22">L</text:span>es produits sont matérialisés par des tickets de couleurs, la couleur étant fonction du prix. </text:p>
      <text:p text:style-name="P46">Sur l’écran produits, je dispose de boutons que je peux paramétrer afin qu’ils représentent les <text:span text:style-name="T17">caractéristiques des</text:span> produits.</text:p>
      <text:p text:style-name="P46"/>
      <text:p text:style-name="P47">L’écran <text:span text:style-name="T23">de paramétrage des produits </text:span>est divisé en 3 zones :</text:p>
      <text:p text:style-name="P47">- sur la gauche, je garde le Menu de l’application</text:p>
      <text:p text:style-name="P47">- au milieu, la plus grande partie de l’écran, je dispose de 36 boutons paramétrables (6 * 6)</text:p>
      <text:p text:style-name="P47">- sur la droite, en haut, j’ai les paramètres du produit que je peux mettre à jour</text:p>
      <text:p text:style-name="P47">- <text:span text:style-name="T2">sur la droite en bas, j’ai un clavier numérique</text:span></text:p>
      <text:p text:style-name="P47">- sur la droite, en bas, j’ai un bouton « Enregistrer » et un bouton « Annuler »</text:p>
      <text:p text:style-name="P45"/>
      <text:p text:style-name="P46">Je choisis un bouton en cliquant dessus. Je peux introduire ses caractéristiques qui sont :</text:p>
      <text:p text:style-name="P46">- la couleur du ticket</text:p>
      <text:p text:style-name="P46">- l<text:span text:style-name="T24">e libellé</text:span> du produit</text:p>
      <text:p text:style-name="P46">- le prix de vente</text:p>
      <text:p text:style-name="P46">- <text:span text:style-name="T24">une librairie de photos</text:span></text:p>
      <text:p text:style-name="P45"/>
      <text:p text:style-name="P69"><text:span text:style-name="T22">En cliquant sur le bouton «Enregistrer», le bouton produit est sauvé à la place définie et avec ses caractéristiques.</text:span></text:p>
      <text:p text:style-name="P48">En cliquant sur le bouton « Annuler », les paramètres introduits ne sont pas enregistrés. Les paramètres sont réinitialisés.</text:p>
      <text:p text:style-name="P46"/>
      <text:p text:style-name="P48">De plus, si un produit ne devait plus être disponible en cours de journée, il faut pouvoir le cacher sans pour autant perdre ses caractéristiques.</text:p>
      <text:p text:style-name="P43"/>
      <text:h text:style-name="P70" text:outline-level="3"><text:bookmark-start text:name="__RefHeading___Toc634_2625536031"/>Pré-requis<text:bookmark-end text:name="__RefHeading___Toc634_2625536031"/></text:h>
      <text:p text:style-name="P43"/>
      <text:h text:style-name="P70" text:outline-level="3"><text:bookmark-start text:name="__RefHeading___Toc636_2625536031"/>Acceptation<text:bookmark-end text:name="__RefHeading___Toc636_2625536031"/></text:h>
      <text:p text:style-name="P49">Les 36 boutons sont cliquables et donnent accès à leur caractéristiques si elles existent déjà. Si les caractéristiques n’existent pas encore, ce sont les valeurs initiales qui sont montrées.</text:p>
      <text:p text:style-name="P49"/>
      <text:p text:style-name="P49">Chacune des caractéristiques est accessible et modifiable.</text:p>
      <text:p text:style-name="P49"/>
      <text:p text:style-name="P49"><text:soft-page-break/>Dès que le bouton « Enregistrer » est cliqué, le bouton sur l’écran du milieu se met à jour avec la bonne couleur, l<text:span text:style-name="T24">e libellé</text:span> du produit et son prix <text:span text:style-name="T24">ainsi que la photo choisie</text:span>.</text:p>
      <text:p text:style-name="P49"/>
      <text:p text:style-name="P49">Pour quitter cet écran, je dispose du Menu qui me permet d’aller sur une autre fonctionnalité de l’application.</text:p>
      <text:p text:style-name="P49"/>
      <text:p text:style-name="P69"><text:span text:style-name="T7">Si je choisis dans le Menu la fonctionnalité « Vente », je retrouve les boutons produits correctement paramétrés avec la couleur du bouton, le libellé du produit et son prix de vente ainsi que la photo.</text:span></text:p>
      <text:p text:style-name="P43"/>
      <text:h text:style-name="P70" text:outline-level="3"><text:bookmark-start text:name="__RefHeading___Toc638_2625536031"/>Tâches techniques<text:bookmark-end text:name="__RefHeading___Toc638_2625536031"/></text:h>
      <text:p text:style-name="P43"/>
      <text:p text:style-name="P41"/>
      <text:p text:style-name="P41"/>
      <text:p text:style-name="P41"/>
      <text:h text:style-name="P36" text:outline-level="2"><text:bookmark-start text:name="__RefHeading___Toc640_2625536031"/>US<text:span text:style-name="T24">3 - Accueil</text:span><text:bookmark-end text:name="__RefHeading___Toc640_2625536031"/></text:h>
      <text:p text:style-name="P41">En tant qu’utilisateur de l’application, <text:span text:style-name="T24">je souhaite qu’elle</text:span> s’ouvre sur un écran d’accueil.</text:p>
      <text:p text:style-name="P41"/>
      <text:h text:style-name="P70" text:outline-level="3"><text:bookmark-start text:name="__RefHeading___Toc642_2625536031"/>Description<text:bookmark-end text:name="__RefHeading___Toc642_2625536031"/></text:h>
      <text:p text:style-name="P41">L’écran d’accueil est composé de 2 zones principales :</text:p>
      <text:p text:style-name="P41">- sur la gauche, un Menu de l’application,</text:p>
      <text:p text:style-name="P69"><text:span text:style-name="T25">- sur le reste de l’écran, une photo du Grand Prix de Judo de la Ville d’Ath (idéalement, la même photo que celle reprise sur les affiches et documents du Grand Prix).</text:span></text:p>
      <text:p text:style-name="P41"/>
      <text:p text:style-name="P41"><text:span text:style-name="T24">Le Menu</text:span> de l’application <text:span text:style-name="T24">reprend :</text:span></text:p>
      <text:p text:style-name="P41">- <text:span text:style-name="T26">Menu : permet de revenir sur l’écran d’accueil,</text:span></text:p>
      <text:p text:style-name="P41">- <text:span text:style-name="T26">Vente : permet d’aller sur l’écran où enregistrer les ventes des produits,</text:span></text:p>
      <text:p text:style-name="P41">- <text:span text:style-name="T26">Produits : permet d’aller sur l’écran où paramétrer les produits,</text:span></text:p>
      <text:p text:style-name="P41">- <text:span text:style-name="T26">Caisse : permet d’aller sur l’écran où initialiser le fonds de caisse en début de journée,</text:span></text:p>
      <text:p text:style-name="P41">- <text:span text:style-name="T26">Sécurité : permet d’aller sur l’écran où enregistrer les sorties de fonds lors de la mise en sécurité de l’argent</text:span></text:p>
      <text:p text:style-name="P41">- <text:span text:style-name="T26">Rapport : permet d’aller sur l’écran où visualiser et imprimer des rapports</text:span></text:p>
      <text:p text:style-name="P41"/>
      <text:p text:style-name="P50">Idéalement, un bouton « Aide » est disponible avec un manuel utilisateur succint.</text:p>
      <text:p text:style-name="P41"/>
      <text:h text:style-name="P70" text:outline-level="3"><text:bookmark-start text:name="__RefHeading___Toc644_2625536031"/>Pré-requis<text:bookmark-end text:name="__RefHeading___Toc644_2625536031"/></text:h>
      <text:p text:style-name="P43"/>
      <text:h text:style-name="P70" text:outline-level="3"><text:bookmark-start text:name="__RefHeading___Toc646_2625536031"/>Acceptation<text:bookmark-end text:name="__RefHeading___Toc646_2625536031"/></text:h>
      <text:p text:style-name="P51">L’écran d’accueil reprend un Menu avec les fonctionnalités de l’application.</text:p>
      <text:p text:style-name="P51">Chaque bouton du Menu envoie vers le bon écran de l’application.</text:p>
      <text:p text:style-name="P69"/>
      <text:h text:style-name="P70" text:outline-level="3"><text:bookmark-start text:name="__RefHeading___Toc648_2625536031"/>Tâches techniques<text:bookmark-end text:name="__RefHeading___Toc648_2625536031"/></text:h>
      <text:p text:style-name="P69"/>
      <text:p text:style-name="P69"/>
      <text:h text:style-name="P36" text:outline-level="2"><text:bookmark-start text:name="__RefHeading___Toc650_2625536031"/><text:soft-page-break/>US<text:span text:style-name="T27">4 – Initialisation de la caisse</text:span><text:bookmark-end text:name="__RefHeading___Toc650_2625536031"/></text:h>
      <text:p text:style-name="P51">En tant qu’utilisateur de l’application, je souhaite pouvoir introduire mon fonds de caisse en début de journée.</text:p>
      <text:p text:style-name="P52"/>
      <text:h text:style-name="P70" text:outline-level="3"><text:bookmark-start text:name="__RefHeading___Toc652_2625536031"/>Description<text:bookmark-end text:name="__RefHeading___Toc652_2625536031"/></text:h>
      <text:p text:style-name="P53">L’écran d’initialisation de la caisse est divisé en 3 zones : </text:p>
      <text:p text:style-name="P53">- sur la gauche, le Menu de l’application – identique partout dans l’application,</text:p>
      <text:p text:style-name="P47">- au milieu, je dispose de boutons <text:span text:style-name="T23">représentant les billets et pièces en euros,</text:span></text:p>
      <text:p text:style-name="P47">- sur la droite, en haut, <text:span text:style-name="T23">va s’afficher ligne par ligne le nombre de billet / pièce de chaque type avec le total que cela représente ainsi que le total global,</text:span></text:p>
      <text:p text:style-name="P47">- <text:span text:style-name="T2">sur la droite en bas, j’ai un clavier numérique</text:span></text:p>
      <text:p text:style-name="P47">- sur la droite, en bas, j’ai un bouton « Enregistrer » et un bouton « Annuler »</text:p>
      <text:p text:style-name="P53"/>
      <text:p text:style-name="P53">Pour initialiser le fonds de caisse, l’utilisateur indique le nombre et choisi<text:span text:style-name="T28">t</text:span> en cliquant dessus le billet ou la pièce. </text:p>
      <text:p text:style-name="P53">Pour indiquer le nombre, l’utilisateur utilise soit le pavé numérique, soit clique autant de fois que nécessaire sur le bouton représentant le billet ou la pièce.</text:p>
      <text:p text:style-name="P54">Une ligne correspondant à ce billet / cette pièce s’affiche en haut à droite avec le nombre, la valeur faciale et le total de cette ligne.</text:p>
      <text:p text:style-name="P54"/>
      <text:p text:style-name="P54">Une ligne total global calcule au fur et à mesure le contenu du fonds de caisse. Cela permet à l’utilisateur de vérifier ce qu’il a introduit en le comparant aux montants renseignés sur l’enveloppe reçue avec l’argent du fonds de caisse.</text:p>
      <text:p text:style-name="P54"/>
      <text:p text:style-name="P55">Une fois l’introduction des différents billets et pièces du fonds de caisse vérifiée, l’utilisateur clique sur « Enregistrer » pour sauvegarder le fonds de caisse.</text:p>
      <text:p text:style-name="P55">Le bouton « Annuler » ne sauvegarde pas le fonds de caisse et remet les lignes et totaux à zéro.</text:p>
      <text:p text:style-name="P53"/>
      <text:h text:style-name="P70" text:outline-level="3"><text:bookmark-start text:name="__RefHeading___Toc654_2625536031"/>Pré-requis<text:bookmark-end text:name="__RefHeading___Toc654_2625536031"/></text:h>
      <text:p text:style-name="P43"/>
      <text:h text:style-name="P70" text:outline-level="3"><text:bookmark-start text:name="__RefHeading___Toc656_2625536031"/>Acceptation<text:bookmark-end text:name="__RefHeading___Toc656_2625536031"/></text:h>
      <text:p text:style-name="P56">Chacun des boutons représentant les billets et pièces est cliquable.</text:p>
      <text:p text:style-name="P56">Les touches du pavé numérique sont cliquables et enregistre le nombre.</text:p>
      <text:p text:style-name="P69"><text:span text:style-name="T29">Les lignes reprenant le nombre de tel billet / pièce et son total sont correctes en fonction de ce que l’utilisateur a introduit.</text:span></text:p>
      <text:p text:style-name="P56">Le total global est la somme de tous les totaux ligne par ligne.</text:p>
      <text:p text:style-name="P69"/>
      <text:p text:style-name="P49"><text:span text:style-name="T29">Dès que le bouton </text:span>« Enregistrer » est cliqué, <text:span text:style-name="T29">le fonds de caisse est sauvegardé.</text:span></text:p>
      <text:p text:style-name="P56">Si le bouton « Annuler » est cliqué, le fonds de caisse n’est pas sauvegardé et les lignes dans le carré en haut à droite ainsi que le total global disparaissent.</text:p>
      <text:p text:style-name="P49"/>
      <text:p text:style-name="P49">Pour quitter cet écran, je dispose du Menu qui me permet d’aller sur une autre fonctionnalité de l’application.</text:p>
      <text:p text:style-name="P49"/>
      <text:h text:style-name="P70" text:outline-level="3"><text:bookmark-start text:name="__RefHeading___Toc658_2625536031"/><text:soft-page-break/>Tâches techniques<text:bookmark-end text:name="__RefHeading___Toc658_2625536031"/></text:h>
      <text:p text:style-name="P69"/>
      <text:p text:style-name="P69"/>
      <text:h text:style-name="P36" text:outline-level="2"><text:bookmark-start text:name="__RefHeading___Toc660_2625536031"/>US<text:span text:style-name="T30">5 – Vente de tickets</text:span><text:bookmark-end text:name="__RefHeading___Toc660_2625536031"/></text:h>
      <text:p text:style-name="P57">En tant qu’utilisateur de l’application, je veux enregistrer les différentes ventes de produits tout au long de la journée. Toutes les ventes enregistrées doivent être sauvegardées afin de pouvoir en faire un rapport en fin de journée. </text:p>
      <text:p text:style-name="P52"/>
      <text:h text:style-name="P70" text:outline-level="3"><text:bookmark-start text:name="__RefHeading___Toc662_2625536031"/>Description<text:bookmark-end text:name="__RefHeading___Toc662_2625536031"/></text:h>
      <text:p text:style-name="P53">L’écran <text:span text:style-name="T31">de vente des tickets </text:span>est divisé en 3 zones : </text:p>
      <text:p text:style-name="P53">- sur la gauche, le Menu de l’application – identique partout dans l’application,</text:p>
      <text:p text:style-name="P47">- au milieu, je dispose de<text:span text:style-name="T31">s</text:span> boutons <text:span text:style-name="T23">représentant les produits (définis lors du paramétrage),</text:span></text:p>
      <text:p text:style-name="P47">- sur la droite, en haut, <text:span text:style-name="T23">va s’afficher ligne par ligne le nombre de produits achetés avec le total de la ligne</text:span></text:p>
      <text:p text:style-name="P53">- dans ce même cadre, j’ai le total global de la vente ainsi que le montant reçu par le con<text:span text:style-name="T32">s</text:span>ommateur et la différence à lui rendre,</text:p>
      <text:p text:style-name="P47">- <text:span text:style-name="T2">sur la droite en bas, j’ai un clavier numérique</text:span></text:p>
      <text:p text:style-name="P47">- sur la droite, en bas, j’ai un bouton « Enregistrer » et un bouton « Annuler »</text:p>
      <text:p text:style-name="P47"/>
      <text:p text:style-name="P58">Lorsqu’un consommateur se présente, j’enregistre sa commande en cliquant sur le bouton correspondant au produit désiré.</text:p>
      <text:p text:style-name="P58">S’il s’agit d’une quantité élevée d’un même produit (par exemple un coach d’un club qui achète 20 tickets rouges pour l’ensemble de ses judokas), j’utilise le pavé numérique pour entrer le nombre désiré puis je clique sur le bouton correspondant au produit.</text:p>
      <text:p text:style-name="P58"/>
      <text:p text:style-name="P59">Le total global de la vente des produits est calculé au fur et à mesure de l’introduction de la commande. L’utilisateur peut ainsi annoncer sans risque d’erreur, le montant à payer.</text:p>
      <text:p text:style-name="P59"/>
      <text:p text:style-name="P59">Si la somme perçue par le client ne correspond pas exactement à la somme à payer, l’utilisateur peut introduire la somme reçue et l’application calcule la différence à rendre au consommateur.</text:p>
      <text:p text:style-name="P58"/>
      <text:p text:style-name="P55">Une fois <text:span text:style-name="T33">toute la commande introduite, </text:span>l’utilisateur clique sur « Enregistrer » pour sauvegarder <text:span text:style-name="T33">cette commande. </text:span></text:p>
      <text:p text:style-name="P55">Le bouton « Annuler » ne sauvegarde pas l<text:span text:style-name="T33">a commande e</text:span>t remet les lignes <text:span text:style-name="T33">de produits</text:span> et <text:span text:style-name="T33">les</text:span> totaux à zéro.</text:p>
      <text:p text:style-name="P47"/>
      <text:p text:style-name="P59">Toutes les commandes sauvegardées tout au long de la journée sont cumulées afin de connaître le nombre total de chaque produit vendu et le montant total que cela représente. Cette fonctionnalité sera utile pour les rapports de fin de journée.</text:p>
      <text:p text:style-name="P47"/>
      <text:h text:style-name="P70" text:outline-level="3"><text:bookmark-start text:name="__RefHeading___Toc664_2625536031"/>Pré-requis<text:bookmark-end text:name="__RefHeading___Toc664_2625536031"/></text:h>
      <text:p text:style-name="P43"/>
      <text:h text:style-name="P70" text:outline-level="3"><text:bookmark-start text:name="__RefHeading___Toc666_2625536031"/>Acceptation<text:bookmark-end text:name="__RefHeading___Toc666_2625536031"/></text:h>
      <text:p text:style-name="P56">Cha<text:span text:style-name="T32">que bouton représente un produit et est cliquable. </text:span></text:p>
      <text:p text:style-name="P56">Les touches du pavé numérique sont cliquables et enregistre<text:span text:style-name="T34">nt</text:span> le nombre <text:span text:style-name="T32">de produit désiré</text:span>.</text:p>
      <text:p text:style-name="P69"><text:soft-page-break/><text:span text:style-name="T29">Les lignes reprenant le nombre de tel produit et son total sont correctes en fonction de la commande introduite.</text:span></text:p>
      <text:p text:style-name="P56">Le total global est la somme de tous les totaux ligne par ligne.</text:p>
      <text:p text:style-name="P56">Les touches du pavé numérique <text:span text:style-name="T35">permettent d’introduire la somme reçue du consommateur.</text:span></text:p>
      <text:p text:style-name="P60">La différence à rendre s’affiche et est correcte (différence entre le montant reçu et la montant total).</text:p>
      <text:p text:style-name="P69"/>
      <text:p text:style-name="P49"><text:span text:style-name="T29">Dès que le bouton </text:span>« Enregistrer » est cliqué, <text:span text:style-name="T29">la commande est sauvegardée.</text:span></text:p>
      <text:p text:style-name="P56">Si le bouton « Annuler » est cliqué, l<text:span text:style-name="T35">a commande </text:span>n’est pas sauvegardé<text:span text:style-name="T35">e</text:span> et les lignes dans le carré en haut à droite ainsi que le total global disparaissent.</text:p>
      <text:p text:style-name="P49"/>
      <text:p text:style-name="P49">Pour quitter cet écran, je dispose du Menu qui me permet d’aller sur une autre fonctionnalité de l’application.</text:p>
      <text:p text:style-name="P69"/>
      <text:h text:style-name="P70" text:outline-level="3"><text:bookmark-start text:name="__RefHeading___Toc668_2625536031"/>Tâches techniques<text:bookmark-end text:name="__RefHeading___Toc668_2625536031"/></text:h>
      <text:p text:style-name="P69"/>
      <text:p text:style-name="P69"/>
      <text:h text:style-name="P36" text:outline-level="2"><text:bookmark-start text:name="__RefHeading___Toc670_2625536031"/>US<text:span text:style-name="T36">6 – Achat de tickets</text:span><text:bookmark-end text:name="__RefHeading___Toc670_2625536031"/></text:h>
      <text:p text:style-name="P57">En tant que consommateur, <text:span text:style-name="T31">je souhaite ne pas avoir un trop long temps d’attente pour acheter mes tickets boissons / repas. De plus, le montant total de mes achats doit correspondre aux tickets reçus. Si je ne paie pas le prix juste, je veux recevoir la différence correcte entre le montant de mes achats et le montant donné.</text:span></text:p>
      <text:p text:style-name="P52"/>
      <text:h text:style-name="P70" text:outline-level="3"><text:bookmark-start text:name="__RefHeading___Toc672_2625536031"/>Description<text:bookmark-end text:name="__RefHeading___Toc672_2625536031"/></text:h>
      <text:p text:style-name="P61">Au fur et à mesure que j’énonce ma commande, le vendeur de tickets l’introduit.</text:p>
      <text:p text:style-name="P61">Je peux demander soit un certain nombre de tickets d’une couleur, soit commander un <text:span text:style-name="T34">ou plusieurs </text:span>produit<text:span text:style-name="T34">s</text:span> précis.</text:p>
      <text:p text:style-name="P61">Je ne dois pas suivre un ordre particulier, par exemple en fonction de la couleur.</text:p>
      <text:p text:style-name="P61">Si je me trompe dans ma commande, il faut pouvoir l’annuler.</text:p>
      <text:p text:style-name="P61"/>
      <text:p text:style-name="P61">Quand ma commande est passée, je dois connaître le montant exact et correct à payer.</text:p>
      <text:p text:style-name="P61">Si je ne dispose pas de la somme exacte, je dois être correctement remboursé de la différence.</text:p>
      <text:p text:style-name="P61"/>
      <text:p text:style-name="P61">Tout cela doit être très fluide et flexible.</text:p>
      <text:p text:style-name="P61"/>
      <text:h text:style-name="P70" text:outline-level="3"><text:bookmark-start text:name="__RefHeading___Toc674_2625536031"/>Pré-requis<text:bookmark-end text:name="__RefHeading___Toc674_2625536031"/></text:h>
      <text:p text:style-name="P43"/>
      <text:h text:style-name="P70" text:outline-level="3"><text:bookmark-start text:name="__RefHeading___Toc676_2625536031"/>Acceptation<text:bookmark-end text:name="__RefHeading___Toc676_2625536031"/></text:h>
      <text:p text:style-name="P61">Introduire ma commande se fait facilement et rapidement.</text:p>
      <text:p text:style-name="P61">Dès la fin de ma commande, je connais le montant exact à payer.</text:p>
      <text:p text:style-name="P69"><text:span text:style-name="T37">Je reçois le montant du remboursement si je ne paie pas le montant exact de la commande.</text:span></text:p>
      <text:p text:style-name="P61">Je peux annuler à tout moment ma commande <text:span text:style-name="T34">pour autant qu’elle ne soit pas validée</text:span>.</text:p>
      <text:p text:style-name="P69"/>
      <text:h text:style-name="P70" text:outline-level="3"><text:bookmark-start text:name="__RefHeading___Toc678_2625536031"/><text:soft-page-break/>Tâches techniques<text:bookmark-end text:name="__RefHeading___Toc678_2625536031"/></text:h>
      <text:p text:style-name="P69"/>
      <text:p text:style-name="P69"/>
      <text:h text:style-name="P36" text:outline-level="2"><text:bookmark-start text:name="__RefHeading___Toc680_2625536031"/>US<text:span text:style-name="T38">7 – Impression de la vente</text:span><text:bookmark-end text:name="__RefHeading___Toc680_2625536031"/></text:h>
      <text:p text:style-name="P57">En tant que consommateur, <text:span text:style-name="T31">je suis parfois amené à demander un ticket de caisse afin de me faire rembourser les montants dépensés. Je peux soit le demander au moment de la commande, soit en fin de journée pour plusieurs commandes.</text:span></text:p>
      <text:p text:style-name="P52"/>
      <text:h text:style-name="P70" text:outline-level="3"><text:bookmark-start text:name="__RefHeading___Toc682_2625536031"/>Description<text:bookmark-end text:name="__RefHeading___Toc682_2625536031"/></text:h>
      <text:p text:style-name="P62">Une fois ma commande passée, je demande un ticket reprenant le nombre et les produits achetés ainsi que le montant total payé. Ce ticket m’est délivré rapidement.</text:p>
      <text:p text:style-name="P61"/>
      <text:p text:style-name="P62">En fin de journée, je peux venir demander l’impression de mes différentes commandes faites en cours de journée. Ces tickets me sont délivrés rapidement.</text:p>
      <text:p text:style-name="P61"/>
      <text:h text:style-name="P70" text:outline-level="3"><text:bookmark-start text:name="__RefHeading___Toc684_2625536031"/>Pré-requis<text:bookmark-end text:name="__RefHeading___Toc684_2625536031"/></text:h>
      <text:p text:style-name="P43"/>
      <text:h text:style-name="P70" text:outline-level="3"><text:bookmark-start text:name="__RefHeading___Toc686_2625536031"/>Acceptation<text:bookmark-end text:name="__RefHeading___Toc686_2625536031"/></text:h>
      <text:p text:style-name="P61"><text:span text:style-name="T39">Demander et obtenir l’impression de ma / mes commandes </text:span>se fait facilement et rapidement.</text:p>
      <text:p text:style-name="P63">Chaque ticket imprimé reprend le nombre et le libellé de chaque produit avec son total <text:span text:style-name="T3">ainsi que le total global de la commande.</text:span></text:p>
      <text:p text:style-name="P69"/>
      <text:h text:style-name="P70" text:outline-level="3"><text:bookmark-start text:name="__RefHeading___Toc688_2625536031"/>Tâches techniques<text:bookmark-end text:name="__RefHeading___Toc688_2625536031"/></text:h>
      <text:p text:style-name="P69"/>
      <text:p text:style-name="P69"/>
      <text:h text:style-name="P36" text:outline-level="2"><text:bookmark-start text:name="__RefHeading___Toc690_2625536031"/>US<text:span text:style-name="T3">8 – Mise en sécurité</text:span><text:bookmark-end text:name="__RefHeading___Toc690_2625536031"/></text:h>
      <text:p text:style-name="P57">En tant qu’utilisateur de l’application, je veux <text:span text:style-name="T5">introduire les mises en sécurité de l’argent disponible en caisse. Cela a pour effet de diminuer l’argent en caisse.</text:span></text:p>
      <text:p text:style-name="P52"/>
      <text:h text:style-name="P70" text:outline-level="3"><text:bookmark-start text:name="__RefHeading___Toc692_2625536031"/>Description<text:bookmark-end text:name="__RefHeading___Toc692_2625536031"/></text:h>
      <text:p text:style-name="P53">L’écran d<text:span text:style-name="T5">e mise en sécurité </text:span>est divisé en 3 zones : </text:p>
      <text:p text:style-name="P53">- sur la gauche, le Menu de l’application – identique partout dans l’application,</text:p>
      <text:p text:style-name="P47">- au milieu, je dispose de boutons <text:span text:style-name="T23">représentant les billets et pièces en euros,</text:span></text:p>
      <text:p text:style-name="P47">- <text:span text:style-name="T5">sur la droite, en haut, va s’afficher la date et l’heure de la mise en sécurité ainsi qu’un numéro séquentiel,</text:span></text:p>
      <text:p text:style-name="P47">- <text:span text:style-name="T5">sur la droite, en haut, je sais indiquer les personnes qui font la mise en sécurité,</text:span></text:p>
      <text:p text:style-name="P47">- sur la droite, en haut, <text:span text:style-name="T23">va s’afficher ligne par ligne le nombre de billet / pièce de chaque type avec le total que cela représente ainsi que le total global,</text:span></text:p>
      <text:p text:style-name="P47">- <text:span text:style-name="T2">sur la droite en bas, j’ai un clavier numérique</text:span></text:p>
      <text:p text:style-name="P47">- sur la droite, en bas, j’ai un bouton « Enregistrer » et un bouton « Annuler »</text:p>
      <text:p text:style-name="P53"/>
      <text:p text:style-name="P53"><text:soft-page-break/>Pour <text:span text:style-name="T5">réaliser la mise en sécurité</text:span>, <text:span text:style-name="T40">l’utilisateur commence par introduire le nom des 2 personnes qui font cette mise en sécurité.</text:span></text:p>
      <text:p text:style-name="P53"><text:span text:style-name="T40">Ensuite,</text:span> l’utilisateur indique le nombre et choisi<text:span text:style-name="T34">t</text:span> en cliquant dessus le billet ou la pièce. </text:p>
      <text:p text:style-name="P53">Pour indiquer le nombre, l’utilisateur utilise soit le pavé numérique, soit clique autant de fois que nécessaire sur le bouton représentant le billet ou la pièce.</text:p>
      <text:p text:style-name="P54">Une ligne correspondant à ce billet / cette pièce s’affiche en haut à droite avec le nombre, la valeur faciale et le total de cette ligne.</text:p>
      <text:p text:style-name="P54"/>
      <text:p text:style-name="P54">Une ligne total global calcule au fur et à mesure le <text:span text:style-name="T40">montant global de la mise en sécurité</text:span>. Cela permet à l’utilisateur de vérifier <text:span text:style-name="T40">l’argent qu’il remet dans l’enveloppe </text:span>en le comparant au montant <text:span text:style-name="T40">total de la mise en sécurité. </text:span></text:p>
      <text:p text:style-name="P54"/>
      <text:p text:style-name="P55">Une fois l’introduction des différents billets et pièces <text:span text:style-name="T40">de la mise en sécurité </text:span>vérifiée, l’utilisateur clique sur « Enregistrer » pour sauvegarder l<text:span text:style-name="T40">a mise en sécurité</text:span>.</text:p>
      <text:p text:style-name="P55">Le bouton « Annuler » ne sauvegarde pas <text:span text:style-name="T40">la mise en sécurité</text:span> et remet les lignes et totaux à zéro.</text:p>
      <text:p text:style-name="P55"/>
      <text:p text:style-name="P69"><text:span text:style-name="T40">Un bouton « Imprimer » permet d’imprimer sur papier le contenu et le montant total de la mise en sécurité. Ce papier doit être glissé dans l’enveloppe contenant l’argent.</text:span></text:p>
      <text:p text:style-name="P53"/>
      <text:p text:style-name="P64">Une fois la mise en sécurité enregistrée, le montant total de mon fonds de caisse diminue du montant mis en sécurité.</text:p>
      <text:p text:style-name="P64"/>
      <text:h text:style-name="P70" text:outline-level="3"><text:bookmark-start text:name="__RefHeading___Toc694_2625536031"/>Pré-requis<text:bookmark-end text:name="__RefHeading___Toc694_2625536031"/></text:h>
      <text:p text:style-name="P43"/>
      <text:h text:style-name="P70" text:outline-level="3"><text:bookmark-start text:name="__RefHeading___Toc696_2625536031"/>Acceptation<text:bookmark-end text:name="__RefHeading___Toc696_2625536031"/></text:h>
      <text:p text:style-name="P65">Le numéro de mise en sécurité est automatiquement incrémenté de 1 par rapport à la mise en sécurité précédente.</text:p>
      <text:p text:style-name="P65">Les date et heure de la mise en sécurité sont automatiquement reprises et correspondent au moment de la mise en sécurité.</text:p>
      <text:p text:style-name="P65">Le nom des personnes effectuant la mise en sécurité est un texte libre.</text:p>
      <text:p text:style-name="P56">Chacun des boutons représentant les billets et pièces est cliquable.</text:p>
      <text:p text:style-name="P56">Les touches du pavé numérique sont cliquables et enregistre<text:span text:style-name="T34">nt</text:span> le nombre <text:span text:style-name="T34">de billets/pièces</text:span>.</text:p>
      <text:p text:style-name="P69"><text:span text:style-name="T29">Les lignes reprenant le nombre de tel billet / pièce et son total sont correctes en fonction de ce que l’utilisateur a introduit.</text:span></text:p>
      <text:p text:style-name="P56">Le total global est la somme de tous les totaux ligne par ligne.</text:p>
      <text:p text:style-name="P69"/>
      <text:p text:style-name="P49"><text:span text:style-name="T29">Dès que le bouton </text:span>« Enregistrer » est cliqué, <text:span text:style-name="T40">la mise en sécurité est sauvegardée.</text:span></text:p>
      <text:p text:style-name="P56">Si le bouton « Annuler » est cliqué, <text:span text:style-name="T40">la mise en sécurité</text:span> n’est pas sauvegardé<text:span text:style-name="T40">e</text:span> et les lignes dans le carré en haut à droite ainsi que le total global disparaissent.</text:p>
      <text:p text:style-name="P65">Le bouton « Imprimer » imprime directement les données de cette mise en sécurité.</text:p>
      <text:p text:style-name="P65"/>
      <text:p text:style-name="P64">Le nouveau montant de mon fonds de caisse correspond au montant avant mise en sécurité moins le montant mis en sécurité.</text:p>
      <text:p text:style-name="P49"/>
      <text:p text:style-name="P49">Pour quitter cet écran, je dispose du Menu qui me permet d’aller sur une autre fonctionnalité de l’application.</text:p>
      <text:p text:style-name="P69"/>
      <text:h text:style-name="P70" text:outline-level="3"><text:bookmark-start text:name="__RefHeading___Toc698_2625536031"/><text:soft-page-break/>Tâches techniques<text:bookmark-end text:name="__RefHeading___Toc698_2625536031"/></text:h>
      <text:p text:style-name="P69"/>
      <text:p text:style-name="P69"/>
      <text:h text:style-name="P36" text:outline-level="2"><text:bookmark-start text:name="__RefHeading___Toc700_2625536031"/>US<text:span text:style-name="T3">9 – Rapport mise en sécurité</text:span><text:bookmark-end text:name="__RefHeading___Toc700_2625536031"/></text:h>
      <text:p text:style-name="P69"><text:span text:style-name="T41">En tant qu’utilisateur de l’application, je veux pouvoir imprimer une ou toutes les mises en sécurité de la journée via l’écran de « Rapport ».</text:span></text:p>
      <text:p text:style-name="P52"/>
      <text:h text:style-name="P70" text:outline-level="3"><text:bookmark-start text:name="__RefHeading___Toc702_2625536031"/>Description<text:bookmark-end text:name="__RefHeading___Toc702_2625536031"/></text:h>
      <text:p text:style-name="P53">L’écran d<text:span text:style-name="T5">e production de rapports comprend</text:span> 3 zones : </text:p>
      <text:p text:style-name="P53">- sur la gauche, le Menu de l’application – identique partout dans l’application,</text:p>
      <text:p text:style-name="P47">- au milieu <text:span text:style-name="T6">va s’afficher le résultat du rapport demandé,</text:span></text:p>
      <text:p text:style-name="P47">- <text:span text:style-name="T5">sur la droite, en haut, je dispose de boutons pour générer les différents rapports disponibles,</text:span></text:p>
      <text:p text:style-name="P47">- <text:span text:style-name="T2">sur la droite en bas, j’ai un un bouton « Imprimer »</text:span></text:p>
      <text:p text:style-name="P47">- sur la droite, en bas, j’ai un bouton « Enregistrer » et un bouton « Annuler »</text:p>
      <text:p text:style-name="P47"/>
      <text:p text:style-name="P66">En cliquant sur le bouton correspondant au rapport mise en sécurité, l’application génère la liste des mises en sécurité effectuées jusque là.</text:p>
      <text:p text:style-name="P66">Chaque ligne de mise en sécurité reprend le numéro de la mise en sécurité, les dates et heures ainsi que le montant total de la mise en sécurité.</text:p>
      <text:p text:style-name="P66">Je peux sélectionner/<text:span text:style-name="T34">cliquer</text:span> une ou plusieurs lignes de mise en sécurité.</text:p>
      <text:p text:style-name="P66">En cliquant sur le bouton « Imprimer », les lignes sélectionnées seront imprimées.</text:p>
      <text:p text:style-name="P66">En cliquant sur le bouton « Enregistrer », les rapports correspondant aux lignes sélectionnées seront sauvegardées sur le PC.</text:p>
      <text:p text:style-name="P66">En cliquant sur le bouton « Annuler », les lignes sélectionnées seront décochées.</text:p>
      <text:p text:style-name="P66"/>
      <text:p text:style-name="P67">Le rapport qui est imprimé reprend pour chaque mise en sécurité :</text:p>
      <text:p text:style-name="P67">- le numéro de mise en sécurité,</text:p>
      <text:p text:style-name="P67">- les date et heure de mise en sécurité,</text:p>
      <text:p text:style-name="P67">- les personnes ayant fait la mise en sécurité,</text:p>
      <text:p text:style-name="P67">- le nombre des billets et pièces repris dans la mise en sécurité ainsi que le montant total de la ligne</text:p>
      <text:p text:style-name="P67">- le montant global de la mise en sécurité</text:p>
      <text:p text:style-name="P66"/>
      <text:p text:style-name="P66"><text:span text:style-name="T7">Pour quitter cet écran, je dispose du Menu qui me permet d’aller sur une autre fonctionnalité de l’application.</text:span> </text:p>
      <text:p text:style-name="P47"/>
      <text:h text:style-name="P70" text:outline-level="3"><text:bookmark-start text:name="__RefHeading___Toc704_2625536031"/>Pré-requis<text:bookmark-end text:name="__RefHeading___Toc704_2625536031"/></text:h>
      <text:p text:style-name="P43"/>
      <text:h text:style-name="P70" text:outline-level="3"><text:bookmark-start text:name="__RefHeading___Toc706_2625536031"/>Acceptation<text:bookmark-end text:name="__RefHeading___Toc706_2625536031"/></text:h>
      <text:p text:style-name="P69"><text:span text:style-name="T42">Le bouton « Mise en sécurité » génère à l’écran la liste de toutes les mises en sécurité.</text:span></text:p>
      <text:p text:style-name="P68">Les numéros, dates et heures de chaque ligne correspondent bien au moment où les mises en sécurité ont été faites.</text:p>
      <text:p text:style-name="P68">Le montant total de chaque mise en sécurité est correct.</text:p>
      <text:p text:style-name="P68">Les nombres, billets / pièces ainsi que le montant total de chaque ligne est correctement affiché à l’écran. </text:p>
      <text:p text:style-name="P68">Le bouton « Imprimer » imprime directement le contenu montré à l’écran</text:p>
      <text:p text:style-name="P68"><text:soft-page-break/>Le bouton « Enregistrer » sauvegarde le rapport de mise en sécurité.</text:p>
      <text:p text:style-name="P68">Le bouton « Annuler » réinitialise l’écran.</text:p>
      <text:p text:style-name="P69"/>
      <text:h text:style-name="P70" text:outline-level="3"><text:bookmark-start text:name="__RefHeading___Toc708_2625536031"/>Tâches techniques<text:bookmark-end text:name="__RefHeading___Toc708_2625536031"/></text:h>
      <text:p text:style-name="P69"/>
      <text:p text:style-name="P69"/>
      <text:h text:style-name="P33" text:outline-level="2"><text:bookmark-start text:name="__RefHeading___Toc710_2625536031"/>US1<text:span text:style-name="T3">0 – Rapport des ventes de la journée</text:span><text:bookmark-end text:name="__RefHeading___Toc710_2625536031"/></text:h>
      <text:p text:style-name="P14">En tant qu’utilisateur de l’application, je veux pouvoir imprimer <text:span text:style-name="T8">toutes les ventes</text:span> de la journée via l’écran de « <text:span text:style-name="T15">R</text:span>apport ».</text:p>
      <text:p text:style-name="P2"/>
      <text:h text:style-name="P31" text:outline-level="3"><text:bookmark-start text:name="__RefHeading___Toc712_2625536031"/>Description<text:bookmark-end text:name="__RefHeading___Toc712_2625536031"/></text:h>
      <text:p text:style-name="P10">L’écran d<text:span text:style-name="T5">e production de rapports comprend</text:span> 3 zones : </text:p>
      <text:p text:style-name="P10">- sur la gauche, le menu de l’application – identique partout dans l’application,</text:p>
      <text:p text:style-name="P7">- au milieu <text:span text:style-name="T6">va s’afficher le résultat du rapport demandé,</text:span></text:p>
      <text:p text:style-name="P7">- <text:span text:style-name="T5">sur la droite, en haut, je dispose de boutons pour générer les différents rapports disponibles,</text:span></text:p>
      <text:p text:style-name="P7">- <text:span text:style-name="T2">sur la droite en bas, j’ai un un bouton « Imprimer »</text:span></text:p>
      <text:p text:style-name="P7">- sur la droite, en bas, j’ai un bouton « Enregistrer » et un bouton « Annuler »</text:p>
      <text:p text:style-name="P7"/>
      <text:p text:style-name="P17">En cliquant sur le bouton correspondant au rapport <text:span text:style-name="T8">liste des ventes</text:span>, l’application génère la liste de <text:span text:style-name="T8">toutes les ventes </text:span>effectuées jusque là.</text:p>
      <text:p text:style-name="P26">Cette liste est affichée à l’écran.</text:p>
      <text:p text:style-name="P17">Chaque ligne <text:span text:style-name="T8">reprend </text:span></text:p>
      <text:p text:style-name="P26">- le numéro de la commande,</text:p>
      <text:p text:style-name="P26">- les date et heure auxquelles la commande a été enregistrée,</text:p>
      <text:p text:style-name="P17">- <text:span text:style-name="T8">le nombre et le libellé du produit commandé ainsi que le total pour cette ligne.</text:span></text:p>
      <text:p text:style-name="P26">Le total global de la commande est repris sur la dernière ligne de la commande.</text:p>
      <text:p text:style-name="P17"/>
      <text:p text:style-name="P17">En cliquant sur le bouton « Imprimer », <text:span text:style-name="T8">la liste des ventes de la journée est</text:span> imprimée.</text:p>
      <text:p text:style-name="P17">En cliquant sur le bouton « Enregistrer », <text:span text:style-name="T8">la liste des ventes de la journée est</text:span> sauvegardée sur le PC.</text:p>
      <text:p text:style-name="P17">En cliquant sur le bouton « Annuler », <text:span text:style-name="T9">la partie centrale de l’écran est remise à blanc</text:span>.</text:p>
      <text:p text:style-name="P17"/>
      <text:p text:style-name="P20">Le rapport qui est imprimé reprend <text:span text:style-name="T9">chaque ligne affichée à l’écran avec toutes ses données.</text:span></text:p>
      <text:p text:style-name="P28">De plus une synthèse globale est effectuée. Elle reprend : </text:p>
      <text:p text:style-name="P20">- l<text:span text:style-name="T9">e nombre total de commandes,</text:span></text:p>
      <text:p text:style-name="P20">- <text:span text:style-name="T9">le nombre total de chaque produit vendu avec son libellé,</text:span></text:p>
      <text:p text:style-name="P20">- <text:span text:style-name="T9">le montant total de la vente pour ce produit,</text:span></text:p>
      <text:p text:style-name="P20">- <text:span text:style-name="T9">le montant total de toutes les commandes de la journée.</text:span></text:p>
      <text:p text:style-name="P17"/>
      <text:p text:style-name="P17"><text:span text:style-name="T7">Pour quitter cet écran, je dispose du Menu qui me permet d’aller sur une autre fonctionnalité de l’application.</text:span> </text:p>
      <text:h text:style-name="P31" text:outline-level="3"><text:bookmark-start text:name="__RefHeading___Toc714_2625536031"/>Pré-requis<text:bookmark-end text:name="__RefHeading___Toc714_2625536031"/></text:h>
      <text:p text:style-name="P4"/>
      <text:h text:style-name="P31" text:outline-level="3"><text:bookmark-start text:name="__RefHeading___Toc716_2625536031"/>Acceptation<text:bookmark-end text:name="__RefHeading___Toc716_2625536031"/></text:h>
      <text:p text:style-name="P23">Le bouton « <text:span text:style-name="T15">Liste des ventes</text:span> » génère à l’écran la liste de toutes les <text:span text:style-name="T9">ventes</text:span>.</text:p>
      <text:p text:style-name="P23"><text:soft-page-break/>Les numéros <text:span text:style-name="T9">de commande</text:span>, dates et heures de chaque ligne correspondent bien au moment où les <text:span text:style-name="T9">ventes</text:span> ont été faites.</text:p>
      <text:p text:style-name="P28">Le nombre et le libellé du produit vendu est correct pour chaque commande.</text:p>
      <text:p text:style-name="P23">Le montant total de chaque <text:span text:style-name="T9">produit vendu</text:span> est correct <text:span text:style-name="T9">ainsi que le montant total de la commande.</text:span></text:p>
      <text:p text:style-name="P23">Le bouton « Imprimer » imprime directement le contenu montré à l’écran <text:span text:style-name="T9">ainsi que la synthèse de la journée.</text:span></text:p>
      <text:p text:style-name="P23">Le bouton « Enregistrer » sauvegarde le rapport de <text:span text:style-name="T9">liste des ventes.</text:span></text:p>
      <text:p text:style-name="P23">Le bouton « Annuler » réinitialise l’écran.</text:p>
      <text:p text:style-name="P6"/>
      <text:h text:style-name="P31" text:outline-level="3"><text:bookmark-start text:name="__RefHeading___Toc718_2625536031"/>Tâches techniques<text:bookmark-end text:name="__RefHeading___Toc718_2625536031"/></text:h>
      <text:p text:style-name="Standard"/>
      <text:h text:style-name="P34" text:outline-level="2"><text:bookmark-start text:name="__RefHeading___Toc743_2625536031"/>US1<text:span text:style-name="T4">1 – Imprimer le ticket d’une commande</text:span><text:bookmark-end text:name="__RefHeading___Toc743_2625536031"/></text:h>
      <text:p text:style-name="P15">En tant qu’utilisateur de l’application, je veux pouvoir imprimer <text:span text:style-name="T10">le ticket d’une commande</text:span> via l’écran de « <text:span text:style-name="T15">R</text:span>apport ».</text:p>
      <text:p text:style-name="P3"/>
      <text:h text:style-name="P32" text:outline-level="3"><text:bookmark-start text:name="__RefHeading___Toc712_26255360311"/>Description<text:bookmark-end text:name="__RefHeading___Toc712_26255360311"/></text:h>
      <text:p text:style-name="P11">L’écran d<text:span text:style-name="T5">e production de rapports comprend</text:span> 3 zones : </text:p>
      <text:p text:style-name="P11">- sur la gauche, le <text:span text:style-name="T13">m</text:span>enu de l’application – identique partout dans l’application,</text:p>
      <text:p text:style-name="P8">- au milieu <text:span text:style-name="T6">va s’afficher le résultat du rapport demandé,</text:span></text:p>
      <text:p text:style-name="P8">- <text:span text:style-name="T5">sur la droite, en haut, je dispose de boutons pour générer les différents rapports disponibles,</text:span></text:p>
      <text:p text:style-name="P8">- <text:span text:style-name="T2">sur la droite en bas, j’ai un un bouton « Imprimer »</text:span></text:p>
      <text:p text:style-name="P8">- sur la droite, en bas, j’ai un bouton « Enregistrer » et un bouton « Annuler »</text:p>
      <text:p text:style-name="P8"/>
      <text:p text:style-name="P18">En cliquant sur le bouton correspondant au rapport <text:span text:style-name="T10">ticket d’une commande</text:span>, l’application <text:span text:style-name="T10">me demande d’entrer le numéro de la commande. Une fois le numéro introduit, l’application </text:span>génère la liste de <text:span text:style-name="T8">tous les produits vendus pour cette commande</text:span>.</text:p>
      <text:p text:style-name="P27">Cette liste est affichée à l’écran.</text:p>
      <text:p text:style-name="P18">Chaque ligne <text:span text:style-name="T8">reprend </text:span></text:p>
      <text:p text:style-name="P27">- le numéro de la commande,</text:p>
      <text:p text:style-name="P27">- les date et heure auxquelles la commande a été enregistrée,</text:p>
      <text:p text:style-name="P18">- <text:span text:style-name="T8">le nombre et le libellé du produit commandé ainsi que le total pour cette ligne.</text:span></text:p>
      <text:p text:style-name="P27">Le total global de la commande est repris sur la dernière ligne de la commande.</text:p>
      <text:p text:style-name="P18"/>
      <text:p text:style-name="P18">En cliquant sur le bouton « Imprimer », <text:span text:style-name="T10">le ticket de la commande est</text:span> imprimée.</text:p>
      <text:p text:style-name="P18">En cliquant sur le bouton « Enregistrer », <text:span text:style-name="T10">le ticket de la commande est</text:span> sauvegardée sur le PC.</text:p>
      <text:p text:style-name="P18">En cliquant sur le bouton « Annuler », <text:span text:style-name="T9">la partie centrale de l’écran est remise à blanc</text:span>.</text:p>
      <text:p text:style-name="P18"/>
      <text:p text:style-name="P21">Le rapport qui est imprimé reprend <text:span text:style-name="T9">chaque ligne affichée à l’écran avec toutes ses données.</text:span></text:p>
      <text:p text:style-name="P18"/>
      <text:p text:style-name="P18"><text:span text:style-name="T7">Pour quitter cet écran, je dispose du Menu qui me permet d’aller sur une autre fonctionnalité de l’application.</text:span> </text:p>
      <text:h text:style-name="P32" text:outline-level="3"><text:bookmark-start text:name="__RefHeading___Toc714_26255360311"/>Pré-requis<text:bookmark-end text:name="__RefHeading___Toc714_26255360311"/></text:h>
      <text:p text:style-name="P5"/>
      <text:h text:style-name="P32" text:outline-level="3"><text:bookmark-start text:name="__RefHeading___Toc716_26255360311"/><text:soft-page-break/>Acceptation<text:bookmark-end text:name="__RefHeading___Toc716_26255360311"/></text:h>
      <text:p text:style-name="P24">Le bouton « <text:span text:style-name="T15">Ticket d’une commande</text:span> » génère à l’écran la liste de tou<text:span text:style-name="T10">s les produits vendus pour le numéro de la commande introduite</text:span>.</text:p>
      <text:p text:style-name="P24">Le<text:span text:style-name="T11">s</text:span> date et heure correspondent bien au moment où l<text:span text:style-name="T10">a</text:span> <text:span text:style-name="T9">vente</text:span> <text:span text:style-name="T10">a</text:span> été faite.</text:p>
      <text:p text:style-name="P29">Le nombre et le libellé du produit vendu, <text:span text:style-name="T10">ainsi que le montant total</text:span> <text:span text:style-name="T14">sont</text:span> correct<text:span text:style-name="T14">s</text:span>.</text:p>
      <text:p text:style-name="P24">Le montant total <text:span text:style-name="T9">de la commande est correct.</text:span></text:p>
      <text:p text:style-name="P24">Le bouton « Imprimer » imprime directement le contenu montré à l’écran<text:span text:style-name="T9">.</text:span></text:p>
      <text:p text:style-name="P24">Le bouton « Enregistrer » sauvegarde le <text:span text:style-name="T10">ticket de cette commande.</text:span></text:p>
      <text:p text:style-name="P24">Le bouton « Annuler » réinitialise l’écran.</text:p>
      <text:p text:style-name="P13"/>
      <text:h text:style-name="P32" text:outline-level="3"><text:bookmark-start text:name="__RefHeading___Toc718_26255360311"/>Tâches techniques<text:bookmark-end text:name="__RefHeading___Toc718_26255360311"/></text:h>
      <text:p text:style-name="P13"/>
      <text:h text:style-name="P34" text:outline-level="2"><text:bookmark-start text:name="__RefHeading___Toc745_2625536031"/>US1<text:span text:style-name="T4">2 – Rapport fonds de caisse</text:span><text:bookmark-end text:name="__RefHeading___Toc745_2625536031"/></text:h>
      <text:p text:style-name="P16">En tant qu’utilisateur de l’application, je veux pouvoir imprimer <text:span text:style-name="T11">le nombre de billets et pièces introduits à l’initialisation </text:span>via l’écran de « <text:span text:style-name="T15">R</text:span>apport »</text:p>
      <text:p text:style-name="P16"/>
      <text:h text:style-name="P32" text:outline-level="3"><text:bookmark-start text:name="__RefHeading___Toc712_262553603111"/>Description<text:bookmark-end text:name="__RefHeading___Toc712_262553603111"/></text:h>
      <text:p text:style-name="P12">L’écran d<text:span text:style-name="T5">e production de rapports comprend</text:span> 3 zones : </text:p>
      <text:p text:style-name="P12">- sur la gauche, le <text:span text:style-name="T13">m</text:span>enu de l’application – identique partout dans l’application,</text:p>
      <text:p text:style-name="P9">- au milieu <text:span text:style-name="T6">va s’afficher le résultat du rapport demandé,</text:span></text:p>
      <text:p text:style-name="P9">- <text:span text:style-name="T5">sur la droite, en haut, je dispose de boutons pour générer les différents rapports disponibles,</text:span></text:p>
      <text:p text:style-name="P9">- <text:span text:style-name="T2">sur la droite en bas, j’ai un un bouton « Imprimer »</text:span></text:p>
      <text:p text:style-name="P9">- sur la droite, en bas, j’ai un bouton « Enregistrer » et un bouton « Annuler »</text:p>
      <text:p text:style-name="P9"/>
      <text:p text:style-name="P19">En cliquant sur le bouton correspondant au rapport <text:span text:style-name="T12">fonds de caisse</text:span>, l’application génère <text:span text:style-name="T12">le nombre de billets et pièces introduits lors de l’initialisation du fonds de caisse. Le résultat est affiché à l’écran.</text:span></text:p>
      <text:p text:style-name="P19">Chaque ligne <text:span text:style-name="T12">reprend le </text:span>montant total <text:span text:style-name="T12">pour ce billet / pièce</text:span>.</text:p>
      <text:p text:style-name="P19"><text:span text:style-name="T12">Le montant total du fonds de caisse est également affiché </text:span>.</text:p>
      <text:p text:style-name="P19">En cliquant sur le bouton « Imprimer », <text:span text:style-name="T12">le rapport est</text:span> imprimé.</text:p>
      <text:p text:style-name="P19">En cliquant sur le bouton « Enregistrer », le <text:span text:style-name="T12">rapport est</text:span> sauvegardé sur le PC.</text:p>
      <text:p text:style-name="P19">En cliquant sur le bouton « Annuler », <text:span text:style-name="T9">la partie centrale de l’écran est remise à blanc</text:span>.</text:p>
      <text:p text:style-name="P19"/>
      <text:p text:style-name="P22">Le rapport qui est imprimé reprend  :</text:p>
      <text:p text:style-name="P22">- l<text:span text:style-name="T12">e nombre et le libellé des billets / pièces</text:span>,</text:p>
      <text:p text:style-name="P22">- le montant total <text:span text:style-name="T12">pour ce billet / pièce,</text:span></text:p>
      <text:p text:style-name="P22">- le montant global d<text:span text:style-name="T12">u fonds de caisse.</text:span></text:p>
      <text:p text:style-name="P19"/>
      <text:p text:style-name="P19"><text:span text:style-name="T7">Pour quitter cet écran, je dispose du Menu qui me permet d’aller sur une autre fonctionnalité de l’application.</text:span> </text:p>
      <text:p text:style-name="P19"/>
      <text:h text:style-name="P32" text:outline-level="3"><text:bookmark-start text:name="__RefHeading___Toc714_262553603111"/>Pré-requis<text:bookmark-end text:name="__RefHeading___Toc714_262553603111"/></text:h>
      <text:p text:style-name="P5"/>
      <text:h text:style-name="P32" text:outline-level="3"><text:bookmark-start text:name="__RefHeading___Toc716_262553603111"/><text:soft-page-break/>Acceptation<text:bookmark-end text:name="__RefHeading___Toc716_262553603111"/></text:h>
      <text:p text:style-name="P25">Le bouton « <text:span text:style-name="T15">Fonds de caisse</text:span> » génère à l’écran la liste de <text:span text:style-name="T12">tous les billets / pièces introduits lors de l’initialisation.</text:span></text:p>
      <text:p text:style-name="P30">Le nombre et le libellé d<text:span text:style-name="T12">es billets / pièces</text:span>, <text:span text:style-name="T10">ainsi que le montant total</text:span> <text:span text:style-name="T15">sont</text:span> correct<text:span text:style-name="T15">s</text:span>.</text:p>
      <text:p text:style-name="P25">Le montant <text:span text:style-name="T12">global du fonds de caisse est correct.</text:span></text:p>
      <text:p text:style-name="P25">Le bouton « Imprimer » imprime directement le contenu montré à l’écran<text:span text:style-name="T9">.</text:span></text:p>
      <text:p text:style-name="P25">Le bouton « Enregistrer » sauvegarde le <text:span text:style-name="T12">rapport de fonds de caisse.</text:span></text:p>
      <text:p text:style-name="P25">Le bouton « Annuler » réinitialise l’écran.</text:p>
      <text:p text:style-name="P13"/>
      <text:h text:style-name="P32" text:outline-level="3"><text:bookmark-start text:name="__RefHeading___Toc718_262553603111"/>Tâches techniques<text:bookmark-end text:name="__RefHeading___Toc718_262553603111"/></text:h>
      <text:p text:style-name="P13"/>
      <text:p text:style-name="P13"/>
      <text:p text:style-name="Standard"/>
      <text:p text:style-name="P1"><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Footer"><text:date style:data-style-name="N37" text:date-value="2021-05-24T17:00:56.237999838" text:fixed="true">24/05/21</text:date><text:s text:c="3"/><text:time style:data-style-name="N41" text:time-value="2021-05-24T19:01:05.116999740">19:00:57</text:time><text:s text:c="119"/><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3T20:09:18.302000000</meta:creation-date>
    <dc:date>2021-05-24T19:01:04.802000000</dc:date>
    <meta:editing-duration>PT3H11S</meta:editing-duration>
    <meta:editing-cycles>33</meta:editing-cycles>
    <meta:generator>LibreOffice/6.2.8.2$Windows_X86_64 LibreOffice_project/f82ddfca21ebc1e222a662a32b25c0c9d20169ee</meta:generator>
    <meta:print-date>2021-05-24T18:34:15.361000000</meta:print-date>
    <meta:document-statistic meta:table-count="0" meta:image-count="0" meta:object-count="0" meta:page-count="13" meta:paragraph-count="316" meta:word-count="4269" meta:character-count="24786" meta:non-whitespace-character-count="20672"/>
  </office:meta>
</office:document-meta>
</file>